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1ba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1ba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1ba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1ba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1ba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1ba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1ba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1ba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1ba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1ba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1ba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1ba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1ba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1ba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1ba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1ba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1ba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ué Alexander León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7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754688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Karelis  Martí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5468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4.81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5" meta:character-count="1159" meta:non-whitespace-character-count="992"/>
    <meta:template xlink:type="simple" xlink:actuate="onRequest" xlink:title="Normal" xlink:href=""/>
  </office:meta>
</office:document-meta>
</file>